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a8e3" officeooo:paragraph-rsid="0008a8e3"/>
    </style:style>
    <style:style style:name="P2" style:family="paragraph" style:parent-style-name="Standard">
      <style:text-properties fo:font-weight="bold" officeooo:rsid="0008cc5e" officeooo:paragraph-rsid="0008cc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c5e" officeooo:paragraph-rsid="0008cc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c1d7" officeooo:paragraph-rsid="000bc1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258" officeooo:paragraph-rsid="000e825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6712" officeooo:paragraph-rsid="001767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weight="normal" officeooo:rsid="000d574d" officeooo:paragraph-rsid="000d574d" style:font-weight-asian="normal" style:font-weight-complex="normal"/>
    </style:style>
    <style:style style:name="P12" style:family="paragraph" style:parent-style-name="Standard">
      <style:text-properties fo:font-weight="normal" officeooo:rsid="0008cc5e" officeooo:paragraph-rsid="0008cc5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8cc5e" officeooo:paragraph-rsid="0008cc5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bc1d7" officeooo:paragraph-rsid="000bc1d7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0e8258" officeooo:paragraph-rsid="000e825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e8258" officeooo:paragraph-rsid="000e825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4a9cc" officeooo:paragraph-rsid="0014a9c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fo:font-weight="normal" officeooo:rsid="000eab26" officeooo:paragraph-rsid="000eab26" style:font-style-asian="italic" style:font-weight-asian="normal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12bb65" officeooo:paragraph-rsid="0012bb65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rsid="0012bb65" officeooo:paragraph-rsid="0012bb65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58c06" officeooo:paragraph-rsid="00158c0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76712" officeooo:paragraph-rsid="0017671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a7bcc" officeooo:paragraph-rsid="001a7bc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dfa55" officeooo:paragraph-rsid="001dfa55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tyle="italic" fo:font-weight="bold" officeooo:rsid="001e77c0" officeooo:paragraph-rsid="001e77c0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italic" fo:font-weight="bold" officeooo:rsid="001f3264" officeooo:paragraph-rsid="001f3264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tyle="italic" fo:font-weight="bold" officeooo:rsid="001f3264" officeooo:paragraph-rsid="001f3264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tyle="italic" fo:font-weight="bold" officeooo:rsid="001ffa69" officeooo:paragraph-rsid="001ffa69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italic" fo:font-weight="bold" officeooo:rsid="0020c48f" officeooo:paragraph-rsid="0020c48f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italic" fo:font-weight="bold" officeooo:rsid="002152a8" officeooo:paragraph-rsid="002152a8" style:font-style-asian="italic" style:font-weight-asian="bold" style:font-style-complex="italic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fo:font-style="italic" fo:font-weight="bold" officeooo:rsid="002152a8" officeooo:paragraph-rsid="002152a8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italic" fo:font-weight="bold" officeooo:rsid="0023349f" officeooo:paragraph-rsid="0023349f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9933" fo:font-weight="normal" style:font-weight-asian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exão de substantivos compostos<text:span text:style-name="T1"> (quem varia, varia, quem não varia, não varia):</text:span></text:p>
      <text:p text:style-name="P11">Obs.: substantivo, numeral e adjetivo variam.</text:p>
      <text:p text:style-name="P12"/>
      <text:p text:style-name="P3"><text:span text:style-name="T2">substantivo</text:span><text:span text:style-name="T1"> + </text:span><text:span text:style-name="T2">substantivo</text:span><text:span text:style-name="T1"> → </text:span><text:span text:style-name="T2">couves</text:span><text:span text:style-name="T1">-</text:span><text:span text:style-name="T2">flores</text:span></text:p>
      <text:p text:style-name="P3"><text:span text:style-name="T3">numeral</text:span><text:span text:style-name="T1"> + </text:span><text:span text:style-name="T2">substantivo</text:span><text:span text:style-name="T1"> → </text:span><text:span text:style-name="T3">quartas</text:span><text:span text:style-name="T1">-</text:span><text:span text:style-name="T2">feiras</text:span></text:p>
      <text:p text:style-name="P3"><text:span text:style-name="T4">adjetivo</text:span><text:span text:style-name="T1"> + </text:span><text:span text:style-name="T2">substantivo</text:span><text:span text:style-name="T1"> → </text:span><text:span text:style-name="T4">baixos</text:span><text:span text:style-name="T1">-</text:span><text:span text:style-name="T2">relevos</text:span></text:p>
      <text:p text:style-name="P13"/>
      <text:p text:style-name="P3"><text:span text:style-name="T1">verbo + </text:span><text:span text:style-name="T2">substantivo</text:span><text:span text:style-name="T1"> → beija-</text:span><text:span text:style-name="T2">flores</text:span></text:p>
      <text:p text:style-name="P3"><text:span text:style-name="T1">advérbio + </text:span><text:span text:style-name="T4">adjetivo</text:span><text:span text:style-name="T1"> → alto-</text:span><text:span text:style-name="T4">falantes</text:span></text:p>
      <text:p text:style-name="P3"><text:span text:style-name="T1">interjeição + </text:span><text:span text:style-name="T2">substantivo</text:span><text:span text:style-name="T1"> → ave-</text:span><text:span text:style-name="T2">marias</text:span></text:p>
      <text:p text:style-name="P13"/>
      <text:p text:style-name="P4"><text:span text:style-name="T1">Se na composição de dois </text:span><text:span text:style-name="T2">substantivos</text:span><text:span text:style-name="T1">, o segundo for </text:span>delimitador<text:span text:style-name="T1"> do primeiro por uma relação de tipo, semelhança ou finalidade, </text:span>ambos podem variar<text:span text:style-name="T1">. Em prova, é mais comum que o segundo </text:span>não<text:span text:style-name="T1"> varie. Ex.: públicos-alvo(s), pombos-correio(s), homens-bomba(s).</text:span></text:p>
      <text:p text:style-name="P14"/>
      <text:p text:style-name="P5"><text:span text:style-name="T2">substantivo</text:span><text:span text:style-name="T1"> + preposição + </text:span><text:span text:style-name="T2">substantivo</text:span><text:span text:style-name="T1"> → pés de moleque</text:span></text:p>
      <text:p text:style-name="P18">só o primeiro substantivo varia!</text:p>
      <text:p text:style-name="P18"/>
      <text:p text:style-name="P7">Flexão dos adjetivos compostos<text:span text:style-name="T1">:</text:span></text:p>
      <text:p text:style-name="P8"><text:span text:style-name="T1">Regra geral → apenas segundo termo flexiona-se → político-</text:span>institucionais</text:p>
      <text:p text:style-name="P10">Se houver substantivo → nenhum varia → cores amarelo-limão</text:p>
      <text:p text:style-name="P10"/>
      <text:p text:style-name="P7">Valor dos adjetivos<text:span text:style-name="T1">:</text:span></text:p>
      <text:p text:style-name="P9"/>
      <text:p text:style-name="P9">Valor <text:span text:style-name="T5">objetivo (relacional)</text:span> → não depende de interpretação → carro preto → <text:span text:style-name="T5">não</text:span> podem variar de posição, em regra, vindo <text:span text:style-name="T5">após</text:span> o substantivo.</text:p>
      <text:p text:style-name="P9"/>
      <text:p text:style-name="P9">Valor <text:span text:style-name="T5">subjetivo (opinativo)</text:span> → depende de interpretação → carro bonito.</text:p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Adjunto Adnominal</text:p>
          </table:table-cell>
          <table:table-cell table:style-name="Tabela1.B1" office:value-type="string">
            <text:p text:style-name="P19">Complemento Nominal</text:p>
          </table:table-cell>
        </table:table-row>
        <table:table-row>
          <table:table-cell table:style-name="Tabela1.A2" office:value-type="string">
            <text:p text:style-name="P20">Substituível por adjetivo perfeitamente equivalente.</text:p>
            <text:p text:style-name="P20"/>
            <text:p text:style-name="P20">Substantivo concreto. Também pode ser abstrato com sentido ativo, de posse, ou pertinência.</text:p>
            <text:p text:style-name="P20"/>
            <text:p text:style-name="P20">Só modifica substantivo (logo, termo preposicionado ligado a adjetivo e advérbio nunca será adjunto adnominal)</text:p>
            <text:p text:style-name="P20"/>
            <text:p text:style-name="P20"/>
            <text:p text:style-name="P20">Nem sempre preposicionado.</text:p>
          </table:table-cell>
          <table:table-cell table:style-name="Tabela1.B2" office:value-type="string">
            <text:p text:style-name="P20">Não pode ser substituído por adjetivo perfeitamente equivalente.</text:p>
            <text:p text:style-name="P20"/>
            <text:p text:style-name="P20">Substantivo abstrato apenas.</text:p>
            <text:p text:style-name="P20"/>
            <text:p text:style-name="P20"/>
            <text:p text:style-name="P20">Refere-se a advérbio, adjetivos e substantivos abstratos (logo, termo preposicionado ligado a adjetivo e advérbio sempre será complemento nominal).</text:p>
            <text:p text:style-name="P20"/>
            <text:p text:style-name="P20">Sempre preposicionado.</text:p>
          </table:table-cell>
        </table:table-row>
      </table:table>
      <text:p text:style-name="P16"/>
      <text:p text:style-name="P17">Quando <text:span text:style-name="T5">muito</text:span> se refere a <text:span text:style-name="T6">substantivo</text:span><text:span text:style-name="T7"> → muito é </text:span><text:span text:style-name="T8">pronome indefinido</text:span></text:p>
      <text:list xml:id="list4204925371" text:style-name="L1">
        <text:list-item>
          <text:p text:style-name="P21"><text:span text:style-name="T7">ex.: Ver que você tem se adiantado me deu </text:span><text:span text:style-name="T6">muito</text:span><text:span text:style-name="T7"> prazer.</text:span></text:p>
        </text:list-item>
      </text:list>
      <text:p text:style-name="P17"><text:span text:style-name="T7">Quando </text:span><text:span text:style-name="T8">muito</text:span><text:span text:style-name="T7"> se refere a </text:span><text:span text:style-name="T6">adjetivo</text:span><text:span text:style-name="T7"> → muito é </text:span><text:span text:style-name="T8">advérbio</text:span></text:p>
      <text:list xml:id="list2876273899" text:style-name="L2">
        <text:list-item>
          <text:p text:style-name="P22"><text:span text:style-name="T7">ex.: A menina de Zulmira está </text:span><text:span text:style-name="T6">muito</text:span><text:span text:style-name="T7"> engraçadinha.</text:span></text:p>
        </text:list-item>
      </text:list>
      <text:p text:style-name="P23"/>
      <text:p text:style-name="P6"><text:soft-page-break/><text:span text:style-name="T7">Talqualmente </text:span><text:span text:style-name="T9">é um advérbio com sentido de “assim como”, “exatamente”, etc.</text:span></text:p>
      <text:p text:style-name="P24"/>
      <text:p text:style-name="P25"><text:span text:style-name="T9">O “</text:span><text:span text:style-name="T7">a</text:span><text:span text:style-name="T9">” na frente de </text:span><text:span text:style-name="T7">infinitivo</text:span><text:span text:style-name="T9"> só pode ser </text:span><text:span text:style-name="T7">preposição</text:span><text:span text:style-name="T9">.</text:span></text:p>
      <text:p text:style-name="P25"><text:span text:style-name="T9"/></text:p>
      <text:p text:style-name="P26"><text:span text:style-name="T9">Segundo a maioria dos gramáticos, não se deve contrair preposição com artigo ou pronome antes de </text:span><text:span text:style-name="T7">verbo no infinitivo</text:span><text:span text:style-name="T9">:</text:span></text:p>
      <text:p text:style-name="P27"><text:span text:style-name="T1">O fato </text:span>de ela<text:span text:style-name="T1"> não </text:span>gostar<text:span text:style-name="T1"> de estudar não importa</text:span><text:span text:style-name="T9">.</text:span></text:p>
      <text:p text:style-name="P27"><text:span text:style-name="T9"/></text:p>
      <text:p text:style-name="P28"><text:span text:style-name="T7">MAS A ESAF JÁ CONSIDEROU CORRETA TANTO “DE ELA” QUANTO “DELA”!</text:span><text:span text:style-name="T9"> Então, para provas da ESAF considerar a forma contraída também correta:</text:span></text:p>
      <text:p text:style-name="P29"><text:span text:style-name="T1">(…) envelopes de algumas áreas fossem abertos antes </text:span>da<text:span text:style-name="T1"> disputa pelo interior de São Paulo </text:span>parar<text:span text:style-name="T1"> nos tribunais. → </text:span><text:span text:style-name="T9">Correta</text:span></text:p>
      <text:p text:style-name="P29"><text:span text:style-name="T1">(…) envelopes de algumas áreas fossem abertos antes </text:span>de a<text:span text:style-name="T1"> disputa pelo interior de São Paulo </text:span>parar<text:span text:style-name="T1"> nos tribunais.</text:span><text:span text:style-name="T9"> → Também correta para a ESAF</text:span></text:p>
      <text:p text:style-name="P29"><text:span text:style-name="T9"/></text:p>
      <text:p text:style-name="P30"><text:span text:style-name="T9">Decorar, já que a ESAF cobra muito:</text:span></text:p>
      <text:p text:style-name="P31"><text:span text:style-name="T9">Tenho de = Tenho que</text:span></text:p>
      <text:p text:style-name="P32"><text:span text:style-name="T9">Ante a = Diante de/da/do</text:span></text:p>
      <text:p text:style-name="P32"><text:span text:style-name="T9">Não é possível preposição “a” após “perante” → Estou </text:span><text:span text:style-name="T7">perante</text:span><text:span text:style-name="T9"> o Juiz</text:span></text:p>
      <text:p text:style-name="P32"><text:span text:style-name="T9"/></text:p>
      <text:p text:style-name="P33"><text:span text:style-name="T9">A expressão </text:span><text:span text:style-name="T7">a nós mesmos</text:span><text:span text:style-name="T9"> é reflexiva. Nesse caso, </text:span><text:span text:style-name="T7">nós</text:span><text:span text:style-name="T9"> deve sempre ser acompanhado de preposição.</text:span></text:p>
      <text:p text:style-name="P33"><text:span text:style-name="T9"/></text:p>
      <text:p text:style-name="P34"><text:span text:style-name="T9">Preposição </text:span><text:span text:style-name="T7">em</text:span><text:span text:style-name="T9"> antes de porcentagem:</text:span></text:p>
      <text:list xml:id="list1209732522" text:style-name="L3">
        <text:list-item>
          <text:p text:style-name="P35"><text:span text:style-name="T9">admitida se o verbo for transitivo;</text:span></text:p>
        </text:list-item>
        <text:list-item>
          <text:p text:style-name="P35"><text:span text:style-name="T9">não admitida se o verbo for intransitivo.</text:span></text:p>
        </text:list-item>
      </text:list>
      <text:p text:style-name="P34"><text:span text:style-name="T9"/></text:p>
      <text:p text:style-name="P36"><text:span text:style-name="T9">Não se usa </text:span><text:span text:style-name="T7">em</text:span><text:span text:style-name="T9">, mas </text:span><text:span text:style-name="T7">de</text:span><text:span text:style-name="T9">, para especificar matéria de que alguma coisa é feita: estátua </text:span><text:span text:style-name="T7">de </text:span><text:span text:style-name="T9">bronze (e não “em” bronz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a8e3" officeooo:paragraph-rsid="0008a8e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Morfologia, emprego das classes (substantivo, adjetivo, advérbio, numeral, artigo, preposições, pronom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5:25.705676910</meta:creation-date>
    <dc:date>2018-03-22T11:20:56.101000000</dc:date>
    <meta:editing-duration>PT6H28M56S</meta:editing-duration>
    <meta:editing-cycles>20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48" meta:word-count="488" meta:character-count="3152" meta:non-whitespace-character-count="2715"/>
  </office:meta>
</office:document-meta>
</file>